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6732in" svg:y="0.2591in">
            <draw:object draw:notify-on-update-of-ranges="Sheet1.A2:Sheet1.A14 Sheet1.B2:Sheet1.B14 Sheet1.A2:Sheet1.A14 Sheet1.C2:Sheet1.C14 Sheet1.A2:Sheet1.A14 Sheet1.D2:Sheet1.D14 Sheet1.A2:Sheet1.A14 Sheet1.E2:Sheet1.E14 Sheet1.A2:Sheet1.A14 Sheet1.F2:Sheet1.F14 Sheet1.A2:Sheet1.A14 Sheet1.G2:Sheet1.G14 Sheet1.A2:Sheet1.A14 Sheet1.H2:Sheet1.H14 Sheet1.A2:Sheet1.A14 Sheet1.I2:Sheet1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78.15" calcext:value-type="float">
            <text:p>278.15</text:p>
          </table:table-cell>
          <table:table-cell office:value-type="float" office:value="283.15" calcext:value-type="float">
            <text:p>283.15</text:p>
          </table:table-cell>
          <table:table-cell office:value-type="float" office:value="293.15" calcext:value-type="float">
            <text:p>293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.15" calcext:value-type="float">
            <text:p>303.15</text:p>
          </table:table-cell>
          <table:table-cell office:value-type="float" office:value="323.15" calcext:value-type="float">
            <text:p>323.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45356111128318" calcext:value-type="float">
            <text:p>1.4535611113</text:p>
          </table:table-cell>
          <table:table-cell table:formula="of:=[.E2]/EXP([.J2]/8.314*(1/298.15-1/[.$E$1]))" office:value-type="float" office:value="1.98109529886623" calcext:value-type="float">
            <text:p>1.9810952989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2]*EXP([.J2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45356111128318" calcext:value-type="float">
            <text:p>1.4535611113</text:p>
          </table:table-cell>
          <table:table-cell table:formula="of:=[.E3]/EXP([.J3]/8.314*(1/298.15-1/[.$E$1]))" office:value-type="float" office:value="1.98109529886623" calcext:value-type="float">
            <text:p>1.9810952989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3]*EXP([.J3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45356111128318" calcext:value-type="float">
            <text:p>1.4535611113</text:p>
          </table:table-cell>
          <table:table-cell table:formula="of:=[.E4]/EXP([.J4]/8.314*(1/298.15-1/[.$E$1]))" office:value-type="float" office:value="1.98109529886623" calcext:value-type="float">
            <text:p>1.9810952989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4]*EXP([.J4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45356111128318" calcext:value-type="float">
            <text:p>1.4535611113</text:p>
          </table:table-cell>
          <table:table-cell table:formula="of:=[.E5]/EXP([.J5]/8.314*(1/298.15-1/[.$E$1]))" office:value-type="float" office:value="1.98109529886623" calcext:value-type="float">
            <text:p>1.9810952989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5]*EXP([.J5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45356111128318" calcext:value-type="float">
            <text:p>1.4535611113</text:p>
          </table:table-cell>
          <table:table-cell table:formula="of:=[.E6]/EXP([.J6]/8.314*(1/298.15-1/[.$E$1]))" office:value-type="float" office:value="1.98109529886623" calcext:value-type="float">
            <text:p>1.9810952989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6]*EXP([.J6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58944054697543" calcext:value-type="float">
            <text:p>1.589440547</text:p>
          </table:table-cell>
          <table:table-cell table:formula="of:=[.E7]/EXP([.J7]/8.314*(1/298.15-1/[.$E$1]))" office:value-type="float" office:value="2.16628882748566" calcext:value-type="float">
            <text:p>2.1662888275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7]*EXP([.J7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67588944396913" calcext:value-type="float">
            <text:p>1.675889444</text:p>
          </table:table-cell>
          <table:table-cell table:formula="of:=[.E8]/EXP([.J8]/8.314*(1/298.15-1/[.$E$1]))" office:value-type="float" office:value="2.28411222142278" calcext:value-type="float">
            <text:p>2.2841122214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table:formula="of:=[.H8]*EXP([.J8]/8.314*(1/[.$H$1]-1/[.$I$1]))" office:value-type="float" office:value="12.5594359228606" calcext:value-type="float">
            <text:p>12.559435922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509292449739536" calcext:value-type="float">
            <text:p>0.5092924497</text:p>
          </table:table-cell>
          <table:table-cell office:value-type="float" office:value="0.718123220143991" calcext:value-type="float">
            <text:p>0.7181232201</text:p>
          </table:table-cell>
          <table:table-cell office:value-type="float" office:value="1.37844852233872" calcext:value-type="float">
            <text:p>1.3784485223</text:p>
          </table:table-cell>
          <table:table-cell office:value-type="float" office:value="1.72462892081421" calcext:value-type="float">
            <text:p>1.7246289208</text:p>
          </table:table-cell>
          <table:table-cell table:formula="of:=[.E9]/EXP([.J9]/8.314*(1/298.15-1/[.$E$1]))" office:value-type="float" office:value="2.35054049038062" calcext:value-type="float">
            <text:p>2.3505404904</text:p>
          </table:table-cell>
          <table:table-cell office:value-type="float" office:value="2.53453836894896" calcext:value-type="float">
            <text:p>2.5345383689</text:p>
          </table:table-cell>
          <table:table-cell office:value-type="float" office:value="7.65250534124651" calcext:value-type="float">
            <text:p>7.6525053412</text:p>
          </table:table-cell>
          <table:table-cell office:value-type="float" office:value="12" calcext:value-type="float">
            <text:p>12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560243144399286" calcext:value-type="float">
            <text:p>0.5602431444</text:p>
          </table:table-cell>
          <table:table-cell office:value-type="float" office:value="0.679358618555197" calcext:value-type="float">
            <text:p>0.6793586186</text:p>
          </table:table-cell>
          <table:table-cell office:value-type="float" office:value="1.09588962484824" calcext:value-type="float">
            <text:p>1.0958896248</text:p>
          </table:table-cell>
          <table:table-cell office:value-type="float" office:value="1.14228589416518" calcext:value-type="float">
            <text:p>1.1422858942</text:p>
          </table:table-cell>
          <table:table-cell table:formula="of:=[.E10]/EXP([.J10]/8.314*(1/298.15-1/[.$E$1]))" office:value-type="float" office:value="1.55685041194734" calcext:value-type="float">
            <text:p>1.5568504119</text:p>
          </table:table-cell>
          <table:table-cell office:value-type="float" office:value="2.96449059680682" calcext:value-type="float">
            <text:p>2.9644905968</text:p>
          </table:table-cell>
          <table:table-cell office:value-type="float" office:value="6.16972254327679" calcext:value-type="float">
            <text:p>6.1697225433</text:p>
          </table:table-cell>
          <table:table-cell table:formula="of:=[.H10]*EXP([.J10]/8.314*(1/[.$H$1]-1/[.$I$1]))" office:value-type="float" office:value="10.1258648623813" calcext:value-type="float">
            <text:p>10.1258648624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575027932028826" calcext:value-type="float">
            <text:p>0.575027932</text:p>
          </table:table-cell>
          <table:table-cell office:value-type="float" office:value="0.624899379391605" calcext:value-type="float">
            <text:p>0.6248993794</text:p>
          </table:table-cell>
          <table:table-cell office:value-type="float" office:value="0.897478045038733" calcext:value-type="float">
            <text:p>0.897478045</text:p>
          </table:table-cell>
          <table:table-cell office:value-type="float" office:value="0.948295991863628" calcext:value-type="float">
            <text:p>0.9482959919</text:p>
          </table:table-cell>
          <table:table-cell table:formula="of:=[.E11]/EXP([.J11]/8.314*(1/298.15-1/[.$E$1]))" office:value-type="float" office:value="1.29245665478507" calcext:value-type="float">
            <text:p>1.2924566548</text:p>
          </table:table-cell>
          <table:table-cell office:value-type="float" office:value="2.19549641540039" calcext:value-type="float">
            <text:p>2.1954964154</text:p>
          </table:table-cell>
          <table:table-cell office:value-type="float" office:value="6.20751686634444" calcext:value-type="float">
            <text:p>6.2075168663</text:p>
          </table:table-cell>
          <table:table-cell table:formula="of:=[.H11]*EXP([.J11]/8.314*(1/[.$H$1]-1/[.$I$1]))" office:value-type="float" office:value="10.187893617364" calcext:value-type="float">
            <text:p>10.1878936174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79464746283734" calcext:value-type="float">
            <text:p>0.6794647463</text:p>
          </table:table-cell>
          <table:table-cell office:value-type="float" office:value="0.657994790649838" calcext:value-type="float">
            <text:p>0.6579947906</text:p>
          </table:table-cell>
          <table:table-cell office:value-type="float" office:value="0.698104936397658" calcext:value-type="float">
            <text:p>0.6981049364</text:p>
          </table:table-cell>
          <table:table-cell office:value-type="float" office:value="0.724232349694683" calcext:value-type="float">
            <text:p>0.7242323497</text:p>
          </table:table-cell>
          <table:table-cell table:formula="of:=[.E12]/EXP([.J12]/8.314*(1/298.15-1/[.$E$1]))" office:value-type="float" office:value="0.987074634929099" calcext:value-type="float">
            <text:p>0.9870746349</text:p>
          </table:table-cell>
          <table:table-cell office:value-type="float" office:value="1.25053211555775" calcext:value-type="float">
            <text:p>1.2505321156</text:p>
          </table:table-cell>
          <table:table-cell office:value-type="float" office:value="4.04696127514957" calcext:value-type="float">
            <text:p>4.0469612751</text:p>
          </table:table-cell>
          <table:table-cell table:formula="of:=[.H12]*EXP([.J12]/8.314*(1/[.$H$1]-1/[.$I$1]))" office:value-type="float" office:value="6.64194908085618" calcext:value-type="float">
            <text:p>6.641949080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944384876145285" calcext:value-type="float">
            <text:p>0.9443848761</text:p>
          </table:table-cell>
          <table:table-cell office:value-type="float" office:value="0.776590418485208" calcext:value-type="float">
            <text:p>0.7765904185</text:p>
          </table:table-cell>
          <table:table-cell office:value-type="float" office:value="0.645034447898944" calcext:value-type="float">
            <text:p>0.6450344479</text:p>
          </table:table-cell>
          <table:table-cell office:value-type="float" office:value="0.652005098601742" calcext:value-type="float">
            <text:p>0.6520050986</text:p>
          </table:table-cell>
          <table:table-cell table:formula="of:=[.E13]/EXP([.J13]/8.314*(1/298.15-1/[.$E$1]))" office:value-type="float" office:value="0.888634282831388" calcext:value-type="float">
            <text:p>0.8886342828</text:p>
          </table:table-cell>
          <table:table-cell office:value-type="float" office:value="0.781587564910416" calcext:value-type="float">
            <text:p>0.7815875649</text:p>
          </table:table-cell>
          <table:table-cell office:value-type="float" office:value="1.2684324023657" calcext:value-type="float">
            <text:p>1.2684324024</text:p>
          </table:table-cell>
          <table:table-cell table:formula="of:=[.H13]*EXP([.J13]/8.314*(1/[.$H$1]-1/[.$I$1]))" office:value-type="float" office:value="2.08177515331171" calcext:value-type="float">
            <text:p>2.0817751533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4]*EXP([.$J$14]/8.314*(1/[.$F$1]-1/[.B$1]))" office:value-type="float" office:value="0.0375587487350404" calcext:value-type="float">
            <text:p>0.0375587487</text:p>
          </table:table-cell>
          <table:table-cell table:formula="of:=[.$F$14]*EXP([.$J$14]/8.314*(1/[.$F$1]-1/[.C$1]))" office:value-type="float" office:value="0.0542168909143232" calcext:value-type="float">
            <text:p>0.0542168909</text:p>
          </table:table-cell>
          <table:table-cell table:formula="of:=[.$F$14]*EXP([.$J$14]/8.314*(1/[.$F$1]-1/[.D$1]))" office:value-type="float" office:value="0.0764480374871083" calcext:value-type="float">
            <text:p>0.0764480375</text:p>
          </table:table-cell>
          <table:table-cell table:formula="of:=[.$F$14]*EXP([.$J$14]/8.314*(1/[.$F$1]-1/[.E$1]))" office:value-type="float" office:value="0.146743179100475" calcext:value-type="float">
            <text:p>0.1467431791</text:p>
          </table:table-cell>
          <table:table-cell office:value-type="float" office:value="0.2" calcext:value-type="float">
            <text:p>0.2</text:p>
          </table:table-cell>
          <table:table-cell table:formula="of:=[.$F$14]*EXP([.$J$14]/8.314*(1/[.$F$1]-1/[.G$1]))" office:value-type="float" office:value="0.269815094132555" calcext:value-type="float">
            <text:p>0.2698150941</text:p>
          </table:table-cell>
          <table:table-cell table:formula="of:=[.$F$14]*EXP([.$J$14]/8.314*(1/[.$F$1]-1/[.H$1]))" office:value-type="float" office:value="0.814649907965108" calcext:value-type="float">
            <text:p>0.814649908</text:p>
          </table:table-cell>
          <table:table-cell table:formula="of:=[.$F$14]*EXP([.$J$14]/8.314*(1/[.$F$1]-1/[.I$1]))" office:value-type="float" office:value="1.3370187752114" calcext:value-type="float">
            <text:p>1.3370187752</text:p>
          </table:table-cell>
          <table:table-cell office:value-type="float" office:value="45000" calcext:value-type="float">
            <text:p>4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21:51:37.818166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8:34:03.504913457</meta:creation-date>
    <meta:editing-cycles>12</meta:editing-cycles>
    <meta:editing-duration>PT7M43S</meta:editing-duration>
    <dc:date>2016-07-31T21:54:06.419711215</dc:date>
    <meta:generator>LibreOffice/4.2.8.2$Linux_X86_64 LibreOffice_project/420m0$Build-2</meta:generator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8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Sheet1.A2:Sheet1.I14" svg:x="0.32cm" svg:y="0.18cm" svg:width="12.481cm" svg:height="8.64cm">
          <chartooo:coordinate-region svg:x="0.941cm" svg:y="0.379cm" svg:width="11.7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class="chart:scatter">
            <chart:domain table:cell-range-address="Sheet1.A2:Sheet1.A14"/>
            <chart:data-point chart:repeated="13"/>
          </chart:series>
          <chart:series chart:style-name="ch8" chart:values-cell-range-address="Sheet1.C2:Sheet1.C14" chart:class="chart:scatter">
            <chart:data-point chart:repeated="13"/>
          </chart:series>
          <chart:series chart:style-name="ch9" chart:values-cell-range-address="Sheet1.D2:Sheet1.D14" chart:class="chart:scatter">
            <chart:data-point chart:repeated="13"/>
          </chart:series>
          <chart:series chart:style-name="ch10" chart:values-cell-range-address="Sheet1.E2:Sheet1.E14" chart:class="chart:scatter">
            <chart:data-point chart:repeated="13"/>
          </chart:series>
          <chart:series chart:style-name="ch11" chart:values-cell-range-address="Sheet1.F2:Sheet1.F14" chart:class="chart:scatter">
            <chart:data-point chart:repeated="13"/>
          </chart:series>
          <chart:series chart:style-name="ch12" chart:values-cell-range-address="Sheet1.G2:Sheet1.G14" chart:class="chart:scatter">
            <chart:data-point chart:repeated="13"/>
          </chart:series>
          <chart:series chart:style-name="ch13" chart:values-cell-range-address="Sheet1.H2:Sheet1.H14" chart:class="chart:scatter">
            <chart:data-point chart:repeated="13"/>
          </chart:series>
          <chart:series chart:style-name="ch14" chart:values-cell-range-address="Sheet1.I2:Sheet1.I14" chart:class="chart:scatte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.509292449739536">
                <text:p>0.509292449739536</text:p>
                <draw:g>
                  <svg:desc>Sheet1.B2:Sheet1.B14</svg:desc>
                </draw:g>
              </table:table-cell>
              <table:table-cell office:value-type="float" office:value="0.718123220143991">
                <text:p>0.718123220143991</text:p>
                <draw:g>
                  <svg:desc>Sheet1.C2:Sheet1.C14</svg:desc>
                </draw:g>
              </table:table-cell>
              <table:table-cell office:value-type="float" office:value="1.37844852233872">
                <text:p>1.37844852233872</text:p>
                <draw:g>
                  <svg:desc>Sheet1.D2:Sheet1.D14</svg:desc>
                </draw:g>
              </table:table-cell>
              <table:table-cell office:value-type="float" office:value="1.45356111128318">
                <text:p>1.45356111128318</text:p>
                <draw:g>
                  <svg:desc>Sheet1.E2:Sheet1.E14</svg:desc>
                </draw:g>
              </table:table-cell>
              <table:table-cell office:value-type="float" office:value="1.98109529886623">
                <text:p>1.98109529886623</text:p>
                <draw:g>
                  <svg:desc>Sheet1.F2:Sheet1.F14</svg:desc>
                </draw:g>
              </table:table-cell>
              <table:table-cell office:value-type="float" office:value="2.53453836894896">
                <text:p>2.53453836894896</text:p>
                <draw:g>
                  <svg:desc>Sheet1.G2:Sheet1.G14</svg:desc>
                </draw:g>
              </table:table-cell>
              <table:table-cell office:value-type="float" office:value="7.65250534124651">
                <text:p>7.65250534124651</text:p>
                <draw:g>
                  <svg:desc>Sheet1.H2:Sheet1.H14</svg:desc>
                </draw:g>
              </table:table-cell>
              <table:table-cell office:value-type="float" office:value="12.5594359228606">
                <text:p>12.5594359228606</text:p>
                <draw:g>
                  <svg:desc>Sheet1.I2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45356111128318">
                <text:p>1.45356111128318</text:p>
              </table:table-cell>
              <table:table-cell office:value-type="float" office:value="1.98109529886623">
                <text:p>1.98109529886623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.5594359228606">
                <text:p>12.5594359228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45356111128318">
                <text:p>1.45356111128318</text:p>
              </table:table-cell>
              <table:table-cell office:value-type="float" office:value="1.98109529886623">
                <text:p>1.98109529886623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.5594359228606">
                <text:p>12.5594359228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45356111128318">
                <text:p>1.45356111128318</text:p>
              </table:table-cell>
              <table:table-cell office:value-type="float" office:value="1.98109529886623">
                <text:p>1.98109529886623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.5594359228606">
                <text:p>12.5594359228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45356111128318">
                <text:p>1.45356111128318</text:p>
              </table:table-cell>
              <table:table-cell office:value-type="float" office:value="1.98109529886623">
                <text:p>1.98109529886623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.5594359228606">
                <text:p>12.5594359228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58944054697543">
                <text:p>1.58944054697543</text:p>
              </table:table-cell>
              <table:table-cell office:value-type="float" office:value="2.16628882748566">
                <text:p>2.16628882748566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.5594359228606">
                <text:p>12.5594359228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67588944396913">
                <text:p>1.67588944396913</text:p>
              </table:table-cell>
              <table:table-cell office:value-type="float" office:value="2.28411222142278">
                <text:p>2.28411222142278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.5594359228606">
                <text:p>12.5594359228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7">
                <text:p>0.657</text:p>
              </table:table-cell>
              <table:table-cell office:value-type="float" office:value="0.509292449739536">
                <text:p>0.509292449739536</text:p>
              </table:table-cell>
              <table:table-cell office:value-type="float" office:value="0.718123220143991">
                <text:p>0.718123220143991</text:p>
              </table:table-cell>
              <table:table-cell office:value-type="float" office:value="1.37844852233872">
                <text:p>1.37844852233872</text:p>
              </table:table-cell>
              <table:table-cell office:value-type="float" office:value="1.72462892081421">
                <text:p>1.72462892081421</text:p>
              </table:table-cell>
              <table:table-cell office:value-type="float" office:value="2.35054049038062">
                <text:p>2.35054049038062</text:p>
              </table:table-cell>
              <table:table-cell office:value-type="float" office:value="2.53453836894896">
                <text:p>2.53453836894896</text:p>
              </table:table-cell>
              <table:table-cell office:value-type="float" office:value="7.65250534124651">
                <text:p>7.652505341246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">
                <text:p>0.73</text:p>
              </table:table-cell>
              <table:table-cell office:value-type="float" office:value="0.560243144399286">
                <text:p>0.560243144399286</text:p>
              </table:table-cell>
              <table:table-cell office:value-type="float" office:value="0.679358618555197">
                <text:p>0.679358618555197</text:p>
              </table:table-cell>
              <table:table-cell office:value-type="float" office:value="1.09588962484824">
                <text:p>1.09588962484824</text:p>
              </table:table-cell>
              <table:table-cell office:value-type="float" office:value="1.14228589416518">
                <text:p>1.14228589416518</text:p>
              </table:table-cell>
              <table:table-cell office:value-type="float" office:value="1.55685041194734">
                <text:p>1.55685041194734</text:p>
              </table:table-cell>
              <table:table-cell office:value-type="float" office:value="2.96449059680682">
                <text:p>2.96449059680682</text:p>
              </table:table-cell>
              <table:table-cell office:value-type="float" office:value="6.16972254327679">
                <text:p>6.16972254327679</text:p>
              </table:table-cell>
              <table:table-cell office:value-type="float" office:value="10.1258648623813">
                <text:p>10.1258648623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">
                <text:p>0.81</text:p>
              </table:table-cell>
              <table:table-cell office:value-type="float" office:value="0.575027932028826">
                <text:p>0.575027932028826</text:p>
              </table:table-cell>
              <table:table-cell office:value-type="float" office:value="0.624899379391605">
                <text:p>0.624899379391605</text:p>
              </table:table-cell>
              <table:table-cell office:value-type="float" office:value="0.897478045038733">
                <text:p>0.897478045038733</text:p>
              </table:table-cell>
              <table:table-cell office:value-type="float" office:value="0.948295991863628">
                <text:p>0.948295991863628</text:p>
              </table:table-cell>
              <table:table-cell office:value-type="float" office:value="1.29245665478507">
                <text:p>1.29245665478507</text:p>
              </table:table-cell>
              <table:table-cell office:value-type="float" office:value="2.19549641540039">
                <text:p>2.19549641540039</text:p>
              </table:table-cell>
              <table:table-cell office:value-type="float" office:value="6.20751686634444">
                <text:p>6.20751686634444</text:p>
              </table:table-cell>
              <table:table-cell office:value-type="float" office:value="10.187893617364">
                <text:p>10.187893617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">
                <text:p>0.88</text:p>
              </table:table-cell>
              <table:table-cell office:value-type="float" office:value="0.679464746283734">
                <text:p>0.679464746283734</text:p>
              </table:table-cell>
              <table:table-cell office:value-type="float" office:value="0.657994790649838">
                <text:p>0.657994790649838</text:p>
              </table:table-cell>
              <table:table-cell office:value-type="float" office:value="0.698104936397658">
                <text:p>0.698104936397658</text:p>
              </table:table-cell>
              <table:table-cell office:value-type="float" office:value="0.724232349694683">
                <text:p>0.724232349694683</text:p>
              </table:table-cell>
              <table:table-cell office:value-type="float" office:value="0.987074634929099">
                <text:p>0.987074634929099</text:p>
              </table:table-cell>
              <table:table-cell office:value-type="float" office:value="1.25053211555775">
                <text:p>1.25053211555775</text:p>
              </table:table-cell>
              <table:table-cell office:value-type="float" office:value="4.04696127514957">
                <text:p>4.04696127514957</text:p>
              </table:table-cell>
              <table:table-cell office:value-type="float" office:value="6.64194908085618">
                <text:p>6.64194908085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7">
                <text:p>0.907</text:p>
              </table:table-cell>
              <table:table-cell office:value-type="float" office:value="0.944384876145285">
                <text:p>0.944384876145285</text:p>
              </table:table-cell>
              <table:table-cell office:value-type="float" office:value="0.776590418485208">
                <text:p>0.776590418485208</text:p>
              </table:table-cell>
              <table:table-cell office:value-type="float" office:value="0.645034447898944">
                <text:p>0.645034447898944</text:p>
              </table:table-cell>
              <table:table-cell office:value-type="float" office:value="0.652005098601742">
                <text:p>0.652005098601742</text:p>
              </table:table-cell>
              <table:table-cell office:value-type="float" office:value="0.888634282831388">
                <text:p>0.888634282831388</text:p>
              </table:table-cell>
              <table:table-cell office:value-type="float" office:value="0.781587564910416">
                <text:p>0.781587564910416</text:p>
              </table:table-cell>
              <table:table-cell office:value-type="float" office:value="1.2684324023657">
                <text:p>1.2684324023657</text:p>
              </table:table-cell>
              <table:table-cell office:value-type="float" office:value="2.08177515331171">
                <text:p>2.081775153311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375587487350404">
                <text:p>0.0375587487350404</text:p>
              </table:table-cell>
              <table:table-cell office:value-type="float" office:value="0.0542168909143232">
                <text:p>0.0542168909143232</text:p>
              </table:table-cell>
              <table:table-cell office:value-type="float" office:value="0.0764480374871083">
                <text:p>0.0764480374871083</text:p>
              </table:table-cell>
              <table:table-cell office:value-type="float" office:value="0.146743179100475">
                <text:p>0.146743179100475</text:p>
              </table:table-cell>
              <table:table-cell office:value-type="float" office:value="0.2">
                <text:p>0.2</text:p>
              </table:table-cell>
              <table:table-cell office:value-type="float" office:value="0.269815094132555">
                <text:p>0.269815094132555</text:p>
              </table:table-cell>
              <table:table-cell office:value-type="float" office:value="0.814649907965108">
                <text:p>0.814649907965108</text:p>
              </table:table-cell>
              <table:table-cell office:value-type="float" office:value="1.3370187752114">
                <text:p>1.337018775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